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R</text:p>
          </table:table-cell>
          <table:table-cell office:value-type="string">
            <text:p>Vr</text:p>
          </table:table-cell>
          <table:table-cell office:value-type="string">
            <text:p>Id</text:p>
          </table:table-cell>
          <table:table-cell office:value-type="string">
            <text:p>Vgs</text:p>
          </table:table-cell>
          <table:table-cell table:number-columns-repeated="3"/>
          <table:table-cell>
            <draw:frame table:end-cell-address="Sheet1.Q22" table:end-x="0.028in" table:end-y="0.0543in" draw:z-index="0" draw:style-name="gr1" draw:text-style-name="P1" svg:width="6.2988in" svg:height="3.5429in" svg:x="0.8413in" svg:y="0.0677in">
              <draw:object draw:notify-on-update-of-ranges="Sheet1.E3:Sheet1.E24 Sheet1.D3:Sheet1.D2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10020">
            <text:p>10020</text:p>
          </table:table-cell>
          <table:table-cell office:value-type="float" office:value="1.229">
            <text:p>1.229</text:p>
          </table:table-cell>
          <table:table-cell table:formula="of:=[.C3]/[.B3]" office:value-type="float" office:value="0.000122654690618762">
            <text:p>0.0001226547</text:p>
          </table:table-cell>
          <table:table-cell office:value-type="float" office:value="1.7698">
            <text:p>1.7698</text:p>
          </table:table-cell>
          <table:table-cell/>
          <table:table-cell office:value-type="float" office:value="0.00000000355882352941176">
            <text:p>3.55882352941176E-009</text:p>
          </table:table-cell>
          <table:table-cell office:value-type="float" office:value="0.4943">
            <text:p>0.4943</text:p>
          </table:table-cell>
          <table:table-cell/>
        </table:table-row>
        <table:table-row table:style-name="ro1">
          <table:table-cell/>
          <table:table-cell office:value-type="float" office:value="770">
            <text:p>770</text:p>
          </table:table-cell>
          <table:table-cell office:value-type="float" office:value="4.603">
            <text:p>4.603</text:p>
          </table:table-cell>
          <table:table-cell table:formula="of:=[.C4]/[.B4]" office:value-type="float" office:value="0.00597792207792208">
            <text:p>0.0059779221</text:p>
          </table:table-cell>
          <table:table-cell office:value-type="float" office:value="5.3937">
            <text:p>5.3937</text:p>
          </table:table-cell>
          <table:table-cell/>
          <table:table-cell office:value-type="float" office:value="0.0000000816666666666667">
            <text:p>8.16666666666667E-008</text:p>
          </table:table-cell>
          <table:table-cell office:value-type="float" office:value="0.9856">
            <text:p>0.9856</text:p>
          </table:table-cell>
          <table:table-cell/>
        </table:table-row>
        <table:table-row table:style-name="ro1">
          <table:table-cell/>
          <table:table-cell office:value-type="float" office:value="1907">
            <text:p>1907</text:p>
          </table:table-cell>
          <table:table-cell office:value-type="float" office:value="5.9353">
            <text:p>5.9353</text:p>
          </table:table-cell>
          <table:table-cell table:formula="of:=[.C5]/[.B5]" office:value-type="float" office:value="0.00311237545883587">
            <text:p>0.0031123755</text:p>
          </table:table-cell>
          <table:table-cell office:value-type="float" office:value="4.062">
            <text:p>4.062</text:p>
          </table:table-cell>
          <table:table-cell/>
          <table:table-cell office:value-type="float" office:value="0.000000366556862745098">
            <text:p>3.66556862745098E-007</text:p>
          </table:table-cell>
          <table:table-cell office:value-type="float" office:value="1.217">
            <text:p>1.217</text:p>
          </table:table-cell>
          <table:table-cell/>
        </table:table-row>
        <table:table-row table:style-name="ro1">
          <table:table-cell/>
          <table:table-cell office:value-type="float" office:value="3160">
            <text:p>3160</text:p>
          </table:table-cell>
          <table:table-cell office:value-type="float" office:value="6.5284">
            <text:p>6.5284</text:p>
          </table:table-cell>
          <table:table-cell table:formula="of:=[.C6]/[.B6]" office:value-type="float" office:value="0.00206594936708861">
            <text:p>0.0020659494</text:p>
          </table:table-cell>
          <table:table-cell office:value-type="float" office:value="3.479">
            <text:p>3.479</text:p>
          </table:table-cell>
          <table:table-cell/>
          <table:table-cell office:value-type="float" office:value="0.000000852892156862745">
            <text:p>8.52892156862745E-007</text:p>
          </table:table-cell>
          <table:table-cell office:value-type="float" office:value="1.261">
            <text:p>1.261</text:p>
          </table:table-cell>
          <table:table-cell/>
        </table:table-row>
        <table:table-row table:style-name="ro1">
          <table:table-cell/>
          <table:table-cell office:value-type="float" office:value="6380">
            <text:p>6380</text:p>
          </table:table-cell>
          <table:table-cell office:value-type="float" office:value="7.1525">
            <text:p>7.1525</text:p>
          </table:table-cell>
          <table:table-cell table:formula="of:=[.C7]/[.B7]" office:value-type="float" office:value="0.00112108150470219">
            <text:p>0.0011210815</text:p>
          </table:table-cell>
          <table:table-cell office:value-type="float" office:value="2.8449">
            <text:p>2.8449</text:p>
          </table:table-cell>
          <table:table-cell/>
          <table:table-cell office:value-type="float" office:value="0.0000430938123752495">
            <text:p>4.30938123752495E-005</text:p>
          </table:table-cell>
          <table:table-cell office:value-type="float" office:value="1.5672">
            <text:p>1.5672</text:p>
          </table:table-cell>
          <table:table-cell/>
        </table:table-row>
        <table:table-row table:style-name="ro1">
          <table:table-cell/>
          <table:table-cell office:value-type="float" office:value="10020">
            <text:p>10020</text:p>
          </table:table-cell>
          <table:table-cell office:value-type="float" office:value="2.078">
            <text:p>2.078</text:p>
          </table:table-cell>
          <table:table-cell table:formula="of:=[.C8]/[.B8]" office:value-type="float" office:value="0.000207385229540918">
            <text:p>0.0002073852</text:p>
          </table:table-cell>
          <table:table-cell office:value-type="float" office:value="1.9206">
            <text:p>1.9206</text:p>
          </table:table-cell>
          <table:table-cell/>
          <table:table-cell office:value-type="float" office:value="0.000122654690618762">
            <text:p>0.0001226547</text:p>
          </table:table-cell>
          <table:table-cell office:value-type="float" office:value="1.7698">
            <text:p>1.7698</text:p>
          </table:table-cell>
          <table:table-cell/>
        </table:table-row>
        <table:table-row table:style-name="ro1">
          <table:table-cell/>
          <table:table-cell office:value-type="float" office:value="111">
            <text:p>111</text:p>
          </table:table-cell>
          <table:table-cell office:value-type="float" office:value="1.55">
            <text:p>1.55</text:p>
          </table:table-cell>
          <table:table-cell table:formula="of:=[.C9]/[.B9]" office:value-type="float" office:value="0.013963963963964">
            <text:p>0.013963964</text:p>
          </table:table-cell>
          <table:table-cell office:value-type="float" office:value="8.452">
            <text:p>8.452</text:p>
          </table:table-cell>
          <table:table-cell/>
          <table:table-cell office:value-type="float" office:value="0.000207385229540918">
            <text:p>0.0002073852</text:p>
          </table:table-cell>
          <table:table-cell office:value-type="float" office:value="1.9206">
            <text:p>1.9206</text:p>
          </table:table-cell>
          <table:table-cell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2.751">
            <text:p>2.751</text:p>
          </table:table-cell>
          <table:table-cell table:formula="of:=[.C10]/[.B10]" office:value-type="float" office:value="0.01074609375">
            <text:p>0.0107460938</text:p>
          </table:table-cell>
          <table:table-cell office:value-type="float" office:value="7.249">
            <text:p>7.249</text:p>
          </table:table-cell>
          <table:table-cell/>
          <table:table-cell office:value-type="float" office:value="0.00038313373253493">
            <text:p>0.0003831337</text:p>
          </table:table-cell>
          <table:table-cell office:value-type="float" office:value="2.16">
            <text:p>2.16</text:p>
          </table:table-cell>
          <table:table-cell/>
        </table:table-row>
        <table:table-row table:style-name="ro1">
          <table:table-cell/>
          <table:table-cell office:value-type="float" office:value="169">
            <text:p>169</text:p>
          </table:table-cell>
          <table:table-cell office:value-type="float" office:value="2.111">
            <text:p>2.111</text:p>
          </table:table-cell>
          <table:table-cell table:formula="of:=[.C11]/[.B11]" office:value-type="float" office:value="0.012491124260355">
            <text:p>0.0124911243</text:p>
          </table:table-cell>
          <table:table-cell office:value-type="float" office:value="7.889">
            <text:p>7.889</text:p>
          </table:table-cell>
          <table:table-cell/>
          <table:table-cell office:value-type="float" office:value="0.000744910179640719">
            <text:p>0.0007449102</text:p>
          </table:table-cell>
          <table:table-cell office:value-type="float" office:value="2.533">
            <text:p>2.533</text:p>
          </table:table-cell>
          <table:table-cell/>
        </table:table-row>
        <table:table-row table:style-name="ro1">
          <table:table-cell/>
          <table:table-cell office:value-type="float" office:value="374">
            <text:p>374</text:p>
          </table:table-cell>
          <table:table-cell office:value-type="float" office:value="3.387">
            <text:p>3.387</text:p>
          </table:table-cell>
          <table:table-cell table:formula="of:=[.C12]/[.B12]" office:value-type="float" office:value="0.00905614973262032">
            <text:p>0.0090561497</text:p>
          </table:table-cell>
          <table:table-cell office:value-type="float" office:value="6.614">
            <text:p>6.614</text:p>
          </table:table-cell>
          <table:table-cell/>
          <table:table-cell office:value-type="float" office:value="0.00112108150470219">
            <text:p>0.0011210815</text:p>
          </table:table-cell>
          <table:table-cell office:value-type="float" office:value="2.8449">
            <text:p>2.8449</text:p>
          </table:table-cell>
          <table:table-cell/>
        </table:table-row>
        <table:table-row table:style-name="ro1">
          <table:table-cell/>
          <table:table-cell office:value-type="float" office:value="531">
            <text:p>531</text:p>
          </table:table-cell>
          <table:table-cell office:value-type="float" office:value="3.989">
            <text:p>3.989</text:p>
          </table:table-cell>
          <table:table-cell table:formula="of:=[.C13]/[.B13]" office:value-type="float" office:value="0.00751224105461394">
            <text:p>0.0075122411</text:p>
          </table:table-cell>
          <table:table-cell office:value-type="float" office:value="6.0087">
            <text:p>6.0087</text:p>
          </table:table-cell>
          <table:table-cell/>
          <table:table-cell office:value-type="float" office:value="0.00206594936708861">
            <text:p>0.0020659494</text:p>
          </table:table-cell>
          <table:table-cell office:value-type="float" office:value="3.479">
            <text:p>3.479</text:p>
          </table:table-cell>
          <table:table-cell/>
        </table:table-row>
        <table:table-row table:style-name="ro1">
          <table:table-cell/>
          <table:table-cell office:value-type="float" office:value="1128">
            <text:p>1128</text:p>
          </table:table-cell>
          <table:table-cell office:value-type="float" office:value="5.209">
            <text:p>5.209</text:p>
          </table:table-cell>
          <table:table-cell table:formula="of:=[.C14]/[.B14]" office:value-type="float" office:value="0.00461790780141844">
            <text:p>0.0046179078</text:p>
          </table:table-cell>
          <table:table-cell office:value-type="float" office:value="4.789">
            <text:p>4.789</text:p>
          </table:table-cell>
          <table:table-cell/>
          <table:table-cell office:value-type="float" office:value="0.00311237545883587">
            <text:p>0.0031123755</text:p>
          </table:table-cell>
          <table:table-cell office:value-type="float" office:value="4.062">
            <text:p>4.062</text:p>
          </table:table-cell>
          <table:table-cell/>
        </table:table-row>
        <table:table-row table:style-name="ro1">
          <table:table-cell/>
          <table:table-cell office:value-type="float" office:value="10020">
            <text:p>10020</text:p>
          </table:table-cell>
          <table:table-cell office:value-type="float" office:value="7.464">
            <text:p>7.464</text:p>
          </table:table-cell>
          <table:table-cell table:formula="of:=[.C15]/[.B15]" office:value-type="float" office:value="0.000744910179640719">
            <text:p>0.0007449102</text:p>
          </table:table-cell>
          <table:table-cell office:value-type="float" office:value="2.533">
            <text:p>2.533</text:p>
          </table:table-cell>
          <table:table-cell/>
          <table:table-cell office:value-type="float" office:value="0.00461790780141844">
            <text:p>0.0046179078</text:p>
          </table:table-cell>
          <table:table-cell office:value-type="float" office:value="4.789">
            <text:p>4.789</text:p>
          </table:table-cell>
          <table:table-cell/>
        </table:table-row>
        <table:table-row table:style-name="ro1">
          <table:table-cell/>
          <table:table-cell office:value-type="float" office:value="10200000">
            <text:p>10200000</text:p>
          </table:table-cell>
          <table:table-cell office:value-type="float" office:value="8.6995">
            <text:p>8.6995</text:p>
          </table:table-cell>
          <table:table-cell table:formula="of:=[.C16]/[.B16]" office:value-type="float" office:value="0.000000852892156862745">
            <text:p>8.52892156862745E-007</text:p>
          </table:table-cell>
          <table:table-cell office:value-type="float" office:value="1.261">
            <text:p>1.261</text:p>
          </table:table-cell>
          <table:table-cell/>
          <table:table-cell office:value-type="float" office:value="0.00597792207792208">
            <text:p>0.0059779221</text:p>
          </table:table-cell>
          <table:table-cell office:value-type="float" office:value="5.3937">
            <text:p>5.3937</text:p>
          </table:table-cell>
          <table:table-cell/>
        </table:table-row>
        <table:table-row table:style-name="ro1">
          <table:table-cell/>
          <table:table-cell office:value-type="float" office:value="10200000">
            <text:p>10200000</text:p>
          </table:table-cell>
          <table:table-cell office:value-type="float" office:value="3.73888">
            <text:p>3.73888</text:p>
          </table:table-cell>
          <table:table-cell table:formula="of:=[.C17]/[.B17]" office:value-type="float" office:value="0.000000366556862745098">
            <text:p>3.66556862745098E-007</text:p>
          </table:table-cell>
          <table:table-cell office:value-type="float" office:value="1.217">
            <text:p>1.217</text:p>
          </table:table-cell>
          <table:table-cell/>
          <table:table-cell office:value-type="float" office:value="0.00751224105461394">
            <text:p>0.0075122411</text:p>
          </table:table-cell>
          <table:table-cell office:value-type="float" office:value="6.0087">
            <text:p>6.0087</text:p>
          </table:table-cell>
          <table:table-cell/>
        </table:table-row>
        <table:table-row table:style-name="ro1">
          <table:table-cell/>
          <table:table-cell office:value-type="float" office:value="10200000">
            <text:p>10200000</text:p>
          </table:table-cell>
          <table:table-cell office:value-type="float" office:value="0.0363">
            <text:p>0.0363</text:p>
          </table:table-cell>
          <table:table-cell table:formula="of:=[.C18]/[.B18]" office:value-type="float" office:value="0.00000000355882352941176">
            <text:p>3.55882352941176E-009</text:p>
          </table:table-cell>
          <table:table-cell office:value-type="float" office:value="0.4943">
            <text:p>0.4943</text:p>
          </table:table-cell>
          <table:table-cell/>
          <table:table-cell office:value-type="float" office:value="0.00905614973262032">
            <text:p>0.0090561497</text:p>
          </table:table-cell>
          <table:table-cell office:value-type="float" office:value="6.614">
            <text:p>6.614</text:p>
          </table:table-cell>
          <table:table-cell/>
        </table:table-row>
        <table:table-row table:style-name="ro1">
          <table:table-cell/>
          <table:table-cell office:value-type="float" office:value="10200000">
            <text:p>10200000</text:p>
          </table:table-cell>
          <table:table-cell office:value-type="float" office:value="0.833">
            <text:p>0.833</text:p>
          </table:table-cell>
          <table:table-cell table:formula="of:=[.C19]/[.B19]" office:value-type="float" office:value="0.0000000816666666666667">
            <text:p>8.16666666666667E-008</text:p>
          </table:table-cell>
          <table:table-cell office:value-type="float" office:value="0.9856">
            <text:p>0.9856</text:p>
          </table:table-cell>
          <table:table-cell/>
          <table:table-cell office:value-type="float" office:value="0.01074609375">
            <text:p>0.0107460938</text:p>
          </table:table-cell>
          <table:table-cell office:value-type="float" office:value="7.249">
            <text:p>7.249</text:p>
          </table:table-cell>
          <table:table-cell/>
        </table:table-row>
        <table:table-row table:style-name="ro1">
          <table:table-cell/>
          <table:table-cell office:value-type="float" office:value="10020">
            <text:p>10020</text:p>
          </table:table-cell>
          <table:table-cell office:value-type="float" office:value="3.839">
            <text:p>3.839</text:p>
          </table:table-cell>
          <table:table-cell table:formula="of:=[.C20]/[.B20]" office:value-type="float" office:value="0.00038313373253493">
            <text:p>0.0003831337</text:p>
          </table:table-cell>
          <table:table-cell office:value-type="float" office:value="2.16">
            <text:p>2.16</text:p>
          </table:table-cell>
          <table:table-cell/>
          <table:table-cell office:value-type="float" office:value="0.012491124260355">
            <text:p>0.0124911243</text:p>
          </table:table-cell>
          <table:table-cell office:value-type="float" office:value="7.889">
            <text:p>7.889</text:p>
          </table:table-cell>
          <table:table-cell/>
        </table:table-row>
        <table:table-row table:style-name="ro1">
          <table:table-cell/>
          <table:table-cell office:value-type="float" office:value="10020">
            <text:p>10020</text:p>
          </table:table-cell>
          <table:table-cell office:value-type="float" office:value="0.4318">
            <text:p>0.4318</text:p>
          </table:table-cell>
          <table:table-cell table:formula="of:=[.C21]/[.B21]" office:value-type="float" office:value="0.0000430938123752495">
            <text:p>4.30938123752495E-005</text:p>
          </table:table-cell>
          <table:table-cell office:value-type="float" office:value="1.5672">
            <text:p>1.5672</text:p>
          </table:table-cell>
          <table:table-cell/>
          <table:table-cell office:value-type="float" office:value="0.013963963963964">
            <text:p>0.013963964</text:p>
          </table:table-cell>
          <table:table-cell office:value-type="float" office:value="8.452">
            <text:p>8.452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[.C22]/[.B22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/>
          <table:table-cell table:number-columns-repeated="2"/>
          <table:table-cell table:formula="of:=[.C23]/[.B23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</text:p>
          </table:table-cell>
          <table:table-cell office:value-type="string">
            <text:p>Vr</text:p>
          </table:table-cell>
          <table:table-cell office:value-type="string">
            <text:p>Id</text:p>
          </table:table-cell>
          <table:table-cell office:value-type="string">
            <text:p>Vg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1.1">
            <text:p>191.1</text:p>
          </table:table-cell>
          <table:table-cell office:value-type="float" office:value="2.298">
            <text:p>2.298</text:p>
          </table:table-cell>
          <table:table-cell table:formula="of:=[.C25]/[.B25]" office:value-type="float" office:value="0.0120251177394035">
            <text:p>0.0120251177</text:p>
          </table:table-cell>
          <table:table-cell office:value-type="float" office:value="7.703">
            <text:p>7.7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10">
            <text:p>10010</text:p>
          </table:table-cell>
          <table:table-cell office:value-type="float" office:value="7.4321">
            <text:p>7.4321</text:p>
          </table:table-cell>
          <table:table-cell table:formula="of:=[.C26]/[.B26]" office:value-type="float" office:value="0.000742467532467532">
            <text:p>0.0007424675</text:p>
          </table:table-cell>
          <table:table-cell office:value-type="float" office:value="2.5665">
            <text:p>2.56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1">
            <text:p>341</text:p>
          </table:table-cell>
          <table:table-cell office:value-type="float" office:value="3.184">
            <text:p>3.184</text:p>
          </table:table-cell>
          <table:table-cell table:formula="of:=[.C27]/[.B27]" office:value-type="float" office:value="0.00933724340175953">
            <text:p>0.0093372434</text:p>
          </table:table-cell>
          <table:table-cell office:value-type="float" office:value="6.818">
            <text:p>6.818</text:p>
          </table:table-cell>
          <table:table-cell table:number-columns-repeated="3"/>
          <table:table-cell>
            <draw:frame table:end-cell-address="Sheet1.P47" table:end-x="0.8618in" table:end-y="0.0634in" draw:z-index="1" draw:style-name="gr1" draw:text-style-name="P1" svg:width="6.2988in" svg:height="3.5425in" svg:x="0.7858in" svg:y="0.0768in">
              <draw:object draw:notify-on-update-of-ranges="Sheet1.E25:Sheet1.E52 Sheet1.D25:Sheet1.D5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449">
            <text:p>449</text:p>
          </table:table-cell>
          <table:table-cell office:value-type="float" office:value="3.689">
            <text:p>3.689</text:p>
          </table:table-cell>
          <table:table-cell table:formula="of:=[.C28]/[.B28]" office:value-type="float" office:value="0.00821603563474388">
            <text:p>0.0082160356</text:p>
          </table:table-cell>
          <table:table-cell office:value-type="float" office:value="6.314">
            <text:p>6.3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4">
            <text:p>604</text:p>
          </table:table-cell>
          <table:table-cell office:value-type="float" office:value="4.237">
            <text:p>4.237</text:p>
          </table:table-cell>
          <table:table-cell table:formula="of:=[.C29]/[.B29]" office:value-type="float" office:value="0.00701490066225166">
            <text:p>0.0070149007</text:p>
          </table:table-cell>
          <table:table-cell office:value-type="float" office:value="5.761">
            <text:p>5.7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5">
            <text:p>255</text:p>
          </table:table-cell>
          <table:table-cell office:value-type="float" office:value="2.743">
            <text:p>2.743</text:p>
          </table:table-cell>
          <table:table-cell table:formula="of:=[.C30]/[.B30]" office:value-type="float" office:value="0.010756862745098">
            <text:p>0.0107568627</text:p>
          </table:table-cell>
          <table:table-cell office:value-type="float" office:value="7.258">
            <text:p>7.2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8">
            <text:p>788</text:p>
          </table:table-cell>
          <table:table-cell office:value-type="float" office:value="4.65">
            <text:p>4.65</text:p>
          </table:table-cell>
          <table:table-cell table:formula="of:=[.C31]/[.B31]" office:value-type="float" office:value="0.0059010152284264">
            <text:p>0.0059010152</text:p>
          </table:table-cell>
          <table:table-cell office:value-type="float" office:value="5.35">
            <text:p>5.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1">
            <text:p>911</text:p>
          </table:table-cell>
          <table:table-cell office:value-type="float" office:value="4.881">
            <text:p>4.881</text:p>
          </table:table-cell>
          <table:table-cell table:formula="of:=[.C32]/[.B32]" office:value-type="float" office:value="0.00535784851811196">
            <text:p>0.0053578485</text:p>
          </table:table-cell>
          <table:table-cell office:value-type="float" office:value="5.118">
            <text:p>5.1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86">
            <text:p>1286</text:p>
          </table:table-cell>
          <table:table-cell office:value-type="float" office:value="5.394">
            <text:p>5.394</text:p>
          </table:table-cell>
          <table:table-cell table:formula="of:=[.C33]/[.B33]" office:value-type="float" office:value="0.00419440124416796">
            <text:p>0.0041944012</text:p>
          </table:table-cell>
          <table:table-cell office:value-type="float" office:value="4.604">
            <text:p>4.6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4">
            <text:p>1464</text:p>
          </table:table-cell>
          <table:table-cell office:value-type="float" office:value="5.584">
            <text:p>5.584</text:p>
          </table:table-cell>
          <table:table-cell table:formula="of:=[.C34]/[.B34]" office:value-type="float" office:value="0.00381420765027322">
            <text:p>0.0038142077</text:p>
          </table:table-cell>
          <table:table-cell office:value-type="float" office:value="4.414">
            <text:p>4.4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61">
            <text:p>1761</text:p>
          </table:table-cell>
          <table:table-cell office:value-type="float" office:value="5.836">
            <text:p>5.836</text:p>
          </table:table-cell>
          <table:table-cell table:formula="of:=[.C35]/[.B35]" office:value-type="float" office:value="0.00331402612152186">
            <text:p>0.0033140261</text:p>
          </table:table-cell>
          <table:table-cell office:value-type="float" office:value="4.1627">
            <text:p>4.16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30">
            <text:p>2330</text:p>
          </table:table-cell>
          <table:table-cell office:value-type="float" office:value="6.175">
            <text:p>6.175</text:p>
          </table:table-cell>
          <table:table-cell table:formula="of:=[.C36]/[.B36]" office:value-type="float" office:value="0.00265021459227468">
            <text:p>0.0026502146</text:p>
          </table:table-cell>
          <table:table-cell office:value-type="float" office:value="3.824">
            <text:p>3.8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50">
            <text:p>3750</text:p>
          </table:table-cell>
          <table:table-cell office:value-type="float" office:value="6.68">
            <text:p>6.68</text:p>
          </table:table-cell>
          <table:table-cell table:formula="of:=[.C37]/[.B37]" office:value-type="float" office:value="0.00178133333333333">
            <text:p>0.0017813333</text:p>
          </table:table-cell>
          <table:table-cell office:value-type="float" office:value="3.318">
            <text:p>3.3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90">
            <text:p>5090</text:p>
          </table:table-cell>
          <table:table-cell office:value-type="float" office:value="6.95">
            <text:p>6.95</text:p>
          </table:table-cell>
          <table:table-cell table:formula="of:=[.C38]/[.B38]" office:value-type="float" office:value="0.00136542239685658">
            <text:p>0.0013654224</text:p>
          </table:table-cell>
          <table:table-cell office:value-type="float" office:value="3.048">
            <text:p>3.0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10">
            <text:p>10010</text:p>
          </table:table-cell>
          <table:table-cell office:value-type="float" office:value="6.516">
            <text:p>6.516</text:p>
          </table:table-cell>
          <table:table-cell table:formula="of:=[.C39]/[.B39]" office:value-type="float" office:value="0.000650949050949051">
            <text:p>0.0006509491</text:p>
          </table:table-cell>
          <table:table-cell office:value-type="float" office:value="2.483">
            <text:p>2.4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10">
            <text:p>10010</text:p>
          </table:table-cell>
          <table:table-cell office:value-type="float" office:value="0.000111">
            <text:p>0.000111</text:p>
          </table:table-cell>
          <table:table-cell table:formula="of:=[.C40]/[.B40]" office:value-type="float" office:value="0.0000000110889110889111">
            <text:p>1.10889110889111E-008</text:p>
          </table:table-cell>
          <table:table-cell office:value-type="float" office:value="0.99846">
            <text:p>0.998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10">
            <text:p>10010</text:p>
          </table:table-cell>
          <table:table-cell office:value-type="float" office:value="0.40453">
            <text:p>0.40453</text:p>
          </table:table-cell>
          <table:table-cell table:formula="of:=[.C41]/[.B41]" office:value-type="float" office:value="0.0000404125874125874">
            <text:p>4.04125874125874E-005</text:p>
          </table:table-cell>
          <table:table-cell office:value-type="float" office:value="1.594">
            <text:p>1.5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10">
            <text:p>10010</text:p>
          </table:table-cell>
          <table:table-cell office:value-type="float" office:value="0.0854">
            <text:p>0.0854</text:p>
          </table:table-cell>
          <table:table-cell table:formula="of:=[.C42]/[.B42]" office:value-type="float" office:value="0.00000853146853146853">
            <text:p>8.53146853146853E-006</text:p>
          </table:table-cell>
          <table:table-cell office:value-type="float" office:value="1.4128">
            <text:p>1.41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10">
            <text:p>10010</text:p>
          </table:table-cell>
          <table:table-cell office:value-type="float" office:value="1.1924">
            <text:p>1.1924</text:p>
          </table:table-cell>
          <table:table-cell table:formula="of:=[.C43]/[.B43]" office:value-type="float" office:value="0.000119120879120879">
            <text:p>0.0001191209</text:p>
          </table:table-cell>
          <table:table-cell office:value-type="float" office:value="1.8064">
            <text:p>1.80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10">
            <text:p>10010</text:p>
          </table:table-cell>
          <table:table-cell office:value-type="float" office:value="3.8005">
            <text:p>3.8005</text:p>
          </table:table-cell>
          <table:table-cell table:formula="of:=[.C44]/[.B44]" office:value-type="float" office:value="0.00037967032967033">
            <text:p>0.0003796703</text:p>
          </table:table-cell>
          <table:table-cell office:value-type="float" office:value="2.199">
            <text:p>2.199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2">
          <table:table-cell office:value-type="string">
            <text:p>Part 3</text:p>
          </table:table-cell>
          <table:table-cell office:value-type="string">
            <text:p>Vout</text:p>
          </table:table-cell>
          <table:table-cell office:value-type="string">
            <text:p>Vin</text:p>
          </table:table-cell>
          <table:table-cell office:value-type="string">
            <text:p>Vr2</text:p>
          </table:table-cell>
          <table:table-cell office:value-type="string">
            <text:p>Ir2</text:p>
          </table:table-cell>
          <table:table-cell office:value-type="string">
            <text:p>Id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45">
            <text:p>0.000045</text:p>
          </table:table-cell>
          <table:table-cell office:value-type="float" office:value="6.0042">
            <text:p>6.0042</text:p>
          </table:table-cell>
          <table:table-cell office:value-type="float" office:value="0.00001">
            <text:p>0.00001</text:p>
          </table:table-cell>
          <table:table-cell table:formula="of:=[.D48]/985 - 0.000600214" office:value-type="float" office:value="-0.000600203847715736">
            <text:p>-0.0006002038</text:p>
          </table:table-cell>
          <table:table-cell table:formula="of:=[.E48]-[.G48]" office:value-type="float" office:value="-0.000600203847715736">
            <text:p>-0.0006002038</text:p>
          </table:table-cell>
          <table:table-cell/>
          <table:table-cell/>
          <table:table-cell>
            <draw:frame table:end-cell-address="Sheet1.O66" table:end-x="0.8783in" table:end-y="0.1075in" draw:z-index="2" draw:style-name="gr1" draw:text-style-name="P1" svg:width="5.7772in" svg:height="3.2453in" svg:x="0.435in" svg:y="0.063in">
              <draw:object draw:notify-on-update-of-ranges="Sheet1.A47:Sheet1.D47 Sheet1.E47:Sheet1.H47 Sheet1.C48:Sheet1.C75 Sheet1.B48:Sheet1.B75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6.0048">
            <text:p>6.0048</text:p>
          </table:table-cell>
          <table:table-cell office:value-type="float" office:value="0.000012">
            <text:p>0.000012</text:p>
          </table:table-cell>
          <table:table-cell office:value-type="float" office:value="0.00001">
            <text:p>0.00001</text:p>
          </table:table-cell>
          <table:table-cell table:formula="of:=[.D49]/985 - 0.000600214" office:value-type="float" office:value="-0.000600203847715736">
            <text:p>-0.0006002038</text:p>
          </table:table-cell>
          <table:table-cell table:formula="of:=[.E49]-[.G49]" office:value-type="float" office:value="-0.000600203847715736">
            <text:p>-0.0006002038</text:p>
          </table:table-cell>
          <table:table-cell/>
          <table:table-cell table:number-columns-repeated="2"/>
        </table:table-row>
        <table:table-row table:style-name="ro1">
          <table:table-cell/>
          <table:table-cell office:value-type="float" office:value="0.000045">
            <text:p>0.000045</text:p>
          </table:table-cell>
          <table:table-cell office:value-type="float" office:value="5.082">
            <text:p>5.082</text:p>
          </table:table-cell>
          <table:table-cell office:value-type="float" office:value="0.000012">
            <text:p>0.000012</text:p>
          </table:table-cell>
          <table:table-cell table:formula="of:=[.D50]/985 - 0.000600214" office:value-type="float" office:value="-0.000600201817258883">
            <text:p>-0.0006002018</text:p>
          </table:table-cell>
          <table:table-cell table:formula="of:=[.E50]-[.G50]" office:value-type="float" office:value="-0.000600201817258883">
            <text:p>-0.0006002018</text:p>
          </table:table-cell>
          <table:table-cell/>
          <table:table-cell table:number-columns-repeated="2"/>
        </table:table-row>
        <table:table-row table:style-name="ro1">
          <table:table-cell/>
          <table:table-cell office:value-type="float" office:value="0.39976">
            <text:p>0.39976</text:p>
          </table:table-cell>
          <table:table-cell office:value-type="float" office:value="3.427">
            <text:p>3.427</text:p>
          </table:table-cell>
          <table:table-cell office:value-type="float" office:value="0.8937">
            <text:p>0.8937</text:p>
          </table:table-cell>
          <table:table-cell table:formula="of:=[.D51]/985 - 0.000600214" office:value-type="float" office:value="0.000307095644670051">
            <text:p>0.0003070956</text:p>
          </table:table-cell>
          <table:table-cell table:formula="of:=[.E51]-[.G51]" office:value-type="float" office:value="0.000307095644670051">
            <text:p>0.0003070956</text:p>
          </table:table-cell>
          <table:table-cell/>
          <table:table-cell table:number-columns-repeated="2"/>
        </table:table-row>
        <table:table-row table:style-name="ro1">
          <table:table-cell/>
          <table:table-cell office:value-type="float" office:value="0.6652">
            <text:p>0.6652</text:p>
          </table:table-cell>
          <table:table-cell office:value-type="float" office:value="3.2">
            <text:p>3.2</text:p>
          </table:table-cell>
          <table:table-cell office:value-type="float" office:value="1.1681">
            <text:p>1.1681</text:p>
          </table:table-cell>
          <table:table-cell table:formula="of:=[.D52]/985 - 0.000600214" office:value-type="float" office:value="0.000585674324873096">
            <text:p>0.0005856743</text:p>
          </table:table-cell>
          <table:table-cell table:formula="of:=[.E52]-[.G52]" office:value-type="float" office:value="0.000585674324873096">
            <text:p>0.0005856743</text:p>
          </table:table-cell>
          <table:table-cell/>
          <table:table-cell table:number-columns-repeated="2"/>
        </table:table-row>
        <table:table-row table:style-name="ro1">
          <table:table-cell/>
          <table:table-cell office:value-type="float" office:value="0.9872">
            <text:p>0.9872</text:p>
          </table:table-cell>
          <table:table-cell office:value-type="float" office:value="3.093">
            <text:p>3.093</text:p>
          </table:table-cell>
          <table:table-cell office:value-type="float" office:value="1.295">
            <text:p>1.295</text:p>
          </table:table-cell>
          <table:table-cell table:formula="of:=[.D53]/985 - 0.000600214" office:value-type="float" office:value="0.000714506812182741">
            <text:p>0.0007145068</text:p>
          </table:table-cell>
          <table:table-cell table:formula="of:=[.E53]-[.G53]" office:value-type="float" office:value="0.000714506812182741">
            <text:p>0.0007145068</text:p>
          </table:table-cell>
          <table:table-cell/>
          <table:table-cell table:number-columns-repeated="2"/>
        </table:table-row>
        <table:table-row table:style-name="ro1">
          <table:table-cell/>
          <table:table-cell office:value-type="float" office:value="4.625">
            <text:p>4.625</text:p>
          </table:table-cell>
          <table:table-cell office:value-type="float" office:value="2.925">
            <text:p>2.925</text:p>
          </table:table-cell>
          <table:table-cell office:value-type="float" office:value="1.1787">
            <text:p>1.1787</text:p>
          </table:table-cell>
          <table:table-cell table:formula="of:=[.D54]/985 - 0.000600214" office:value-type="float" office:value="0.000596435746192893">
            <text:p>0.0005964357</text:p>
          </table:table-cell>
          <table:table-cell table:formula="of:=[.E54]-[.G54]" office:value-type="float" office:value="0.000596435746192893">
            <text:p>0.0005964357</text:p>
          </table:table-cell>
          <table:table-cell/>
          <table:table-cell table:number-columns-repeated="2"/>
        </table:table-row>
        <table:table-row table:style-name="ro1">
          <table:table-cell/>
          <table:table-cell office:value-type="float" office:value="4.294">
            <text:p>4.294</text:p>
          </table:table-cell>
          <table:table-cell office:value-type="float" office:value="2.959">
            <text:p>2.959</text:p>
          </table:table-cell>
          <table:table-cell office:value-type="float" office:value="1.222">
            <text:p>1.222</text:p>
          </table:table-cell>
          <table:table-cell table:formula="of:=[.D55]/985 - 0.000600214" office:value-type="float" office:value="0.000640395137055837">
            <text:p>0.0006403951</text:p>
          </table:table-cell>
          <table:table-cell table:formula="of:=[.E55]-[.G55]" office:value-type="float" office:value="0.000640395137055837">
            <text:p>0.0006403951</text:p>
          </table:table-cell>
          <table:table-cell/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.04">
            <text:p>3.04</text:p>
          </table:table-cell>
          <table:table-cell office:value-type="float" office:value="1.31">
            <text:p>1.31</text:p>
          </table:table-cell>
          <table:table-cell table:formula="of:=[.D56]/985 - 0.000600214" office:value-type="float" office:value="0.00072973523857868">
            <text:p>0.0007297352</text:p>
          </table:table-cell>
          <table:table-cell table:formula="of:=[.E56]-[.G56]" office:value-type="float" office:value="0.00072973523857868">
            <text:p>0.0007297352</text:p>
          </table:table-cell>
          <table:table-cell/>
          <table:table-cell table:number-columns-repeated="2"/>
        </table:table-row>
        <table:table-row table:style-name="ro1">
          <table:table-cell/>
          <table:table-cell office:value-type="float" office:value="5.012">
            <text:p>5.012</text:p>
          </table:table-cell>
          <table:table-cell office:value-type="float" office:value="2.835">
            <text:p>2.835</text:p>
          </table:table-cell>
          <table:table-cell office:value-type="float" office:value="1.0622">
            <text:p>1.0622</text:p>
          </table:table-cell>
          <table:table-cell table:formula="of:=[.D57]/985 - 0.000600214" office:value-type="float" office:value="0.000478161634517767">
            <text:p>0.0004781616</text:p>
          </table:table-cell>
          <table:table-cell table:formula="of:=[.E57]-[.G57]" office:value-type="float" office:value="0.000478161634517767">
            <text:p>0.0004781616</text:p>
          </table:table-cell>
          <table:table-cell/>
          <table:table-cell table:number-columns-repeated="2"/>
        </table:table-row>
        <table:table-row table:style-name="ro1">
          <table:table-cell/>
          <table:table-cell office:value-type="float" office:value="5.1519">
            <text:p>5.1519</text:p>
          </table:table-cell>
          <table:table-cell office:value-type="float" office:value="2.78">
            <text:p>2.78</text:p>
          </table:table-cell>
          <table:table-cell office:value-type="float" office:value="0.99263">
            <text:p>0.99263</text:p>
          </table:table-cell>
          <table:table-cell table:formula="of:=[.D58]/985 - 0.000600214" office:value-type="float" office:value="0.000407532192893401">
            <text:p>0.0004075322</text:p>
          </table:table-cell>
          <table:table-cell table:formula="of:=[.E58]-[.G58]" office:value-type="float" office:value="0.000407532192893401">
            <text:p>0.0004075322</text:p>
          </table:table-cell>
          <table:table-cell/>
          <table:table-cell table:number-columns-repeated="2"/>
        </table:table-row>
        <table:table-row table:style-name="ro1">
          <table:table-cell/>
          <table:table-cell office:value-type="float" office:value="5.3137">
            <text:p>5.3137</text:p>
          </table:table-cell>
          <table:table-cell office:value-type="float" office:value="2.6935">
            <text:p>2.6935</text:p>
          </table:table-cell>
          <table:table-cell office:value-type="float" office:value="0.88735">
            <text:p>0.88735</text:p>
          </table:table-cell>
          <table:table-cell table:formula="of:=[.D59]/985 - 0.000600214" office:value-type="float" office:value="0.000300648944162437">
            <text:p>0.0003006489</text:p>
          </table:table-cell>
          <table:table-cell table:formula="of:=[.E59]-[.G59]" office:value-type="float" office:value="0.000300648944162437">
            <text:p>0.0003006489</text:p>
          </table:table-cell>
          <table:table-cell/>
          <table:table-cell table:number-columns-repeated="2"/>
        </table:table-row>
        <table:table-row table:style-name="ro1">
          <table:table-cell/>
          <table:table-cell office:value-type="float" office:value="5.478">
            <text:p>5.478</text:p>
          </table:table-cell>
          <table:table-cell office:value-type="float" office:value="2.5735">
            <text:p>2.5735</text:p>
          </table:table-cell>
          <table:table-cell office:value-type="float" office:value="0.749">
            <text:p>0.749</text:p>
          </table:table-cell>
          <table:table-cell table:formula="of:=[.D60]/985 - 0.000600214" office:value-type="float" office:value="0.000160192091370558">
            <text:p>0.0001601921</text:p>
          </table:table-cell>
          <table:table-cell table:formula="of:=[.E60]-[.G60]" office:value-type="float" office:value="0.000160192091370558">
            <text:p>0.0001601921</text:p>
          </table:table-cell>
          <table:table-cell/>
          <table:table-cell table:number-columns-repeated="2"/>
        </table:table-row>
        <table:table-row table:style-name="ro1">
          <table:table-cell/>
          <table:table-cell office:value-type="float" office:value="5.709">
            <text:p>5.709</text:p>
          </table:table-cell>
          <table:table-cell office:value-type="float" office:value="2.3195">
            <text:p>2.3195</text:p>
          </table:table-cell>
          <table:table-cell office:value-type="float" office:value="0.48924">
            <text:p>0.48924</text:p>
          </table:table-cell>
          <table:table-cell table:formula="of:=[.D61]/985 - 0.000600214" office:value-type="float" office:value="-0.000103523644670051">
            <text:p>-0.0001035236</text:p>
          </table:table-cell>
          <table:table-cell table:formula="of:=[.E61]-[.G61]" office:value-type="float" office:value="-0.000103523644670051">
            <text:p>-0.0001035236</text:p>
          </table:table-cell>
          <table:table-cell/>
          <table:table-cell table:number-columns-repeated="2"/>
        </table:table-row>
        <table:table-row table:style-name="ro1">
          <table:table-cell/>
          <table:table-cell office:value-type="float" office:value="5.8303">
            <text:p>5.8303</text:p>
          </table:table-cell>
          <table:table-cell office:value-type="float" office:value="2.1148">
            <text:p>2.1148</text:p>
          </table:table-cell>
          <table:table-cell office:value-type="float" office:value="0.31557">
            <text:p>0.31557</text:p>
          </table:table-cell>
          <table:table-cell table:formula="of:=[.D62]/985 - 0.000600214" office:value-type="float" office:value="-0.000279838365482234">
            <text:p>-0.0002798384</text:p>
          </table:table-cell>
          <table:table-cell table:formula="of:=[.E62]-[.G62]" office:value-type="float" office:value="-0.000279838365482234">
            <text:p>-0.0002798384</text:p>
          </table:table-cell>
          <table:table-cell/>
          <table:table-cell table:number-columns-repeated="2"/>
        </table:table-row>
        <table:table-row table:style-name="ro1">
          <table:table-cell/>
          <table:table-cell office:value-type="float" office:value="5.9735">
            <text:p>5.9735</text:p>
          </table:table-cell>
          <table:table-cell office:value-type="float" office:value="1.6681">
            <text:p>1.6681</text:p>
          </table:table-cell>
          <table:table-cell office:value-type="float" office:value="0.06535">
            <text:p>0.06535</text:p>
          </table:table-cell>
          <table:table-cell table:formula="of:=[.D63]/985 - 0.000600214" office:value-type="float" office:value="-0.000533868822335025">
            <text:p>-0.0005338688</text:p>
          </table:table-cell>
          <table:table-cell table:formula="of:=[.E63]-[.G63]" office:value-type="float" office:value="-0.000533868822335025">
            <text:p>-0.0005338688</text:p>
          </table:table-cell>
          <table:table-cell/>
          <table:table-cell table:number-columns-repeated="2"/>
        </table:table-row>
        <table:table-row table:style-name="ro1">
          <table:table-cell/>
          <table:table-cell office:value-type="float" office:value="6.005">
            <text:p>6.005</text:p>
          </table:table-cell>
          <table:table-cell office:value-type="float" office:value="0.9601">
            <text:p>0.9601</text:p>
          </table:table-cell>
          <table:table-cell office:value-type="float" office:value="0.000019">
            <text:p>0.000019</text:p>
          </table:table-cell>
          <table:table-cell table:formula="of:=[.D64]/985 - 0.000600214" office:value-type="float" office:value="-0.000600194710659899">
            <text:p>-0.0006001947</text:p>
          </table:table-cell>
          <table:table-cell table:formula="of:=[.E64]-[.G64]" office:value-type="float" office:value="-0.000600194710659899">
            <text:p>-0.0006001947</text:p>
          </table:table-cell>
          <table:table-cell/>
          <table:table-cell table:number-columns-repeated="2"/>
        </table:table-row>
        <table:table-row table:style-name="ro1">
          <table:table-cell/>
          <table:table-cell office:value-type="float" office:value="0.08965">
            <text:p>0.08965</text:p>
          </table:table-cell>
          <table:table-cell office:value-type="float" office:value="4.0656">
            <text:p>4.0656</text:p>
          </table:table-cell>
          <table:table-cell office:value-type="float" office:value="0.27013">
            <text:p>0.27013</text:p>
          </table:table-cell>
          <table:table-cell table:formula="of:=[.D65]/985 - 0.000600214" office:value-type="float" office:value="-0.000325970345177665">
            <text:p>-0.0003259703</text:p>
          </table:table-cell>
          <table:table-cell table:formula="of:=[.E65]-[.G65]" office:value-type="float" office:value="-0.000325970345177665">
            <text:p>-0.0003259703</text:p>
          </table:table-cell>
          <table:table-cell/>
          <table:table-cell table:number-columns-repeated="2"/>
        </table:table-row>
        <table:table-row table:style-name="ro1">
          <table:table-cell/>
          <table:table-cell office:value-type="float" office:value="0.19378">
            <text:p>0.19378</text:p>
          </table:table-cell>
          <table:table-cell office:value-type="float" office:value="3.77">
            <text:p>3.77</text:p>
          </table:table-cell>
          <table:table-cell office:value-type="float" office:value="0.52383">
            <text:p>0.52383</text:p>
          </table:table-cell>
          <table:table-cell table:formula="of:=[.D66]/985 - 0.000600214" office:value-type="float" office:value="-0.0000684068934010153">
            <text:p>-6.84068934010153E-005</text:p>
          </table:table-cell>
          <table:table-cell table:formula="of:=[.E66]-[.G66]" office:value-type="float" office:value="-0.0000684068934010153">
            <text:p>-6.84068934010153E-005</text:p>
          </table:table-cell>
          <table:table-cell/>
          <table:table-cell table:number-columns-repeated="2"/>
        </table:table-row>
        <table:table-row table:style-name="ro1">
          <table:table-cell/>
          <table:table-cell office:value-type="float" office:value="0.004238">
            <text:p>0.004238</text:p>
          </table:table-cell>
          <table:table-cell office:value-type="float" office:value="4.6033">
            <text:p>4.6033</text:p>
          </table:table-cell>
          <table:table-cell office:value-type="float" office:value="0.01468">
            <text:p>0.01468</text:p>
          </table:table-cell>
          <table:table-cell table:formula="of:=[.D67]/985 - 0.000600214" office:value-type="float" office:value="-0.000585310446700508">
            <text:p>-0.0005853104</text:p>
          </table:table-cell>
          <table:table-cell table:formula="of:=[.E67]-[.G67]" office:value-type="float" office:value="-0.000585310446700508">
            <text:p>-0.0005853104</text:p>
          </table:table-cell>
          <table:table-cell/>
          <table:table-cell/>
          <table:table-cell>
            <draw:frame table:end-cell-address="Sheet1.O85" table:end-x="0.8563in" table:end-y="0.0972in" draw:z-index="3" draw:style-name="gr1" draw:text-style-name="P1" svg:width="5.8059in" svg:height="3.263in" svg:x="0.3843in" svg:y="0.0346in">
              <draw:object draw:notify-on-update-of-ranges="Sheet1.C48:Sheet1.C75 Sheet1.F48:Sheet1.F75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0.29975">
            <text:p>0.29975</text:p>
          </table:table-cell>
          <table:table-cell office:value-type="float" office:value="3.567">
            <text:p>3.567</text:p>
          </table:table-cell>
          <table:table-cell office:value-type="float" office:value="0.73419">
            <text:p>0.73419</text:p>
          </table:table-cell>
          <table:table-cell table:formula="of:=[.D68]/985 - 0.000600214" office:value-type="float" office:value="0.000145156558375634">
            <text:p>0.0001451566</text:p>
          </table:table-cell>
          <table:table-cell table:formula="of:=[.E68]-[.G68]" office:value-type="float" office:value="0.000145156558375634">
            <text:p>0.0001451566</text:p>
          </table:table-cell>
          <table:table-cell/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H3:Sheet1.H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2">05/22/2018</text:date>, <text:time>14:3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Kemp</meta:initial-creator>
    <meta:creation-date>2018-05-15T12:01:44.77</meta:creation-date>
    <dc:date>2018-05-22T14:34:23.58</dc:date>
    <dc:creator>Stephen Kemp</dc:creator>
    <meta:editing-duration>PT2H50M9S</meta:editing-duration>
    <meta:editing-cycles>2</meta:editing-cycles>
    <meta:generator>OpenOffice/4.1.2$Win32 OpenOffice.org_project/412m3$Build-9782</meta:generator>
    <meta:document-statistic meta:table-count="3" meta:cell-count="34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.019cm" xlink:href=".." xlink:type="simple" chart:class="chart:scatter" chart:style-name="ch1">
        <chart:legend chart:legend-position="end" svg:x="13.737cm" svg:y="4.197cm" style:legend-expansion="high" chart:style-name="ch2"/>
        <chart:plot-area chart:style-name="ch3" table:cell-range-address="Sheet1.E3:Sheet1.E24 Sheet1.D3:Sheet1.D26" svg:x="0.77cm" svg:y="0.855cm" svg:width="12.327cm" svg:height="7.564cm">
          <chartooo:coordinate-region svg:x="1.868cm" svg:y="1.067cm" svg:width="11.135cm" svg:height="6.6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3:Sheet1.D26" chart:class="chart:scatter">
            <chart:domain table:cell-range-address="Sheet1.E3:Sheet1.E24"/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698">
                <text:p>1.7698</text:p>
                <draw:g>
                  <svg:desc>Sheet1.E3:Sheet1.E24</svg:desc>
                </draw:g>
              </table:table-cell>
              <table:table-cell office:value-type="float" office:value="0.000122654690618762">
                <text:p>0.000122654690618762</text:p>
                <draw:g>
                  <svg:desc>Sheet1.D3:Sheet1.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3937">
                <text:p>5.3937</text:p>
              </table:table-cell>
              <table:table-cell office:value-type="float" office:value="0.00597792207792208">
                <text:p>0.005977922077922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062">
                <text:p>4.062</text:p>
              </table:table-cell>
              <table:table-cell office:value-type="float" office:value="0.00311237545883587">
                <text:p>0.003112375458835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479">
                <text:p>3.479</text:p>
              </table:table-cell>
              <table:table-cell office:value-type="float" office:value="0.00206594936708861">
                <text:p>0.002065949367088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449">
                <text:p>2.8449</text:p>
              </table:table-cell>
              <table:table-cell office:value-type="float" office:value="0.00112108150470219">
                <text:p>0.001121081504702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206">
                <text:p>1.9206</text:p>
              </table:table-cell>
              <table:table-cell office:value-type="float" office:value="0.000207385229540918">
                <text:p>0.0002073852295409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452">
                <text:p>8.452</text:p>
              </table:table-cell>
              <table:table-cell office:value-type="float" office:value="0.013963963963964">
                <text:p>0.0139639639639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249">
                <text:p>7.249</text:p>
              </table:table-cell>
              <table:table-cell office:value-type="float" office:value="0.01074609375">
                <text:p>0.01074609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889">
                <text:p>7.889</text:p>
              </table:table-cell>
              <table:table-cell office:value-type="float" office:value="0.012491124260355">
                <text:p>0.0124911242603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614">
                <text:p>6.614</text:p>
              </table:table-cell>
              <table:table-cell office:value-type="float" office:value="0.00905614973262032">
                <text:p>0.009056149732620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0087">
                <text:p>6.0087</text:p>
              </table:table-cell>
              <table:table-cell office:value-type="float" office:value="0.00751224105461394">
                <text:p>0.007512241054613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789">
                <text:p>4.789</text:p>
              </table:table-cell>
              <table:table-cell office:value-type="float" office:value="0.00461790780141844">
                <text:p>0.004617907801418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533">
                <text:p>2.533</text:p>
              </table:table-cell>
              <table:table-cell office:value-type="float" office:value="0.000744910179640719">
                <text:p>0.0007449101796407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61">
                <text:p>1.261</text:p>
              </table:table-cell>
              <table:table-cell office:value-type="float" office:value="0.000000852892156862745">
                <text:p>0.0000008528921568627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17">
                <text:p>1.217</text:p>
              </table:table-cell>
              <table:table-cell office:value-type="float" office:value="0.000000366556862745098">
                <text:p>0.0000003665568627450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943">
                <text:p>0.4943</text:p>
              </table:table-cell>
              <table:table-cell office:value-type="float" office:value="0.00000000355882352941176">
                <text:p>0.000000003558823529411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856">
                <text:p>0.9856</text:p>
              </table:table-cell>
              <table:table-cell office:value-type="float" office:value="0.0000000816666666666667">
                <text:p>0.000000081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6">
                <text:p>2.16</text:p>
              </table:table-cell>
              <table:table-cell office:value-type="float" office:value="0.00038313373253493">
                <text:p>0.000383133732534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672">
                <text:p>1.5672</text:p>
              </table:table-cell>
              <table:table-cell office:value-type="float" office:value="0.0000430938123752495">
                <text:p>0.00004309381237524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0.0120251177394035">
                <text:p>0.01202511773940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0.000742467532467532">
                <text:p>0.0007424675324675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3.737cm" svg:y="4.188cm" style:legend-expansion="high" chart:style-name="ch2"/>
        <chart:plot-area chart:style-name="ch3" table:cell-range-address="Sheet1.D25:Sheet1.E52" svg:x="0.77cm" svg:y="0.855cm" svg:width="12.327cm" svg:height="7.545cm">
          <chartooo:coordinate-region svg:x="0.916cm" svg:y="1.068cm" svg:width="12.087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5:Sheet1.D52" chart:class="chart:scatter">
            <chart:domain table:cell-range-address="Sheet1.E25:Sheet1.E52"/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703">
                <text:p>7.703</text:p>
                <draw:g>
                  <svg:desc>Sheet1.E25:Sheet1.E52</svg:desc>
                </draw:g>
              </table:table-cell>
              <table:table-cell office:value-type="float" office:value="0.0120251177394035">
                <text:p>0.0120251177394035</text:p>
                <draw:g>
                  <svg:desc>Sheet1.D25:Sheet1.D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665">
                <text:p>2.5665</text:p>
              </table:table-cell>
              <table:table-cell office:value-type="float" office:value="0.000742467532467532">
                <text:p>0.0007424675324675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818">
                <text:p>6.818</text:p>
              </table:table-cell>
              <table:table-cell office:value-type="float" office:value="0.00933724340175953">
                <text:p>0.009337243401759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314">
                <text:p>6.314</text:p>
              </table:table-cell>
              <table:table-cell office:value-type="float" office:value="0.00821603563474388">
                <text:p>0.008216035634743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761">
                <text:p>5.761</text:p>
              </table:table-cell>
              <table:table-cell office:value-type="float" office:value="0.00701490066225166">
                <text:p>0.007014900662251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258">
                <text:p>7.258</text:p>
              </table:table-cell>
              <table:table-cell office:value-type="float" office:value="0.010756862745098">
                <text:p>0.0107568627450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35">
                <text:p>5.35</text:p>
              </table:table-cell>
              <table:table-cell office:value-type="float" office:value="0.0059010152284264">
                <text:p>0.00590101522842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118">
                <text:p>5.118</text:p>
              </table:table-cell>
              <table:table-cell office:value-type="float" office:value="0.00535784851811196">
                <text:p>0.00535784851811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604">
                <text:p>4.604</text:p>
              </table:table-cell>
              <table:table-cell office:value-type="float" office:value="0.00419440124416796">
                <text:p>0.004194401244167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414">
                <text:p>4.414</text:p>
              </table:table-cell>
              <table:table-cell office:value-type="float" office:value="0.00381420765027322">
                <text:p>0.003814207650273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1627">
                <text:p>4.1627</text:p>
              </table:table-cell>
              <table:table-cell office:value-type="float" office:value="0.00331402612152186">
                <text:p>0.003314026121521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824">
                <text:p>3.824</text:p>
              </table:table-cell>
              <table:table-cell office:value-type="float" office:value="0.00265021459227468">
                <text:p>0.002650214592274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318">
                <text:p>3.318</text:p>
              </table:table-cell>
              <table:table-cell office:value-type="float" office:value="0.00178133333333333">
                <text:p>0.001781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048">
                <text:p>3.048</text:p>
              </table:table-cell>
              <table:table-cell office:value-type="float" office:value="0.00136542239685658">
                <text:p>0.001365422396856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483">
                <text:p>2.483</text:p>
              </table:table-cell>
              <table:table-cell office:value-type="float" office:value="0.000650949050949051">
                <text:p>0.0006509490509490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846">
                <text:p>0.99846</text:p>
              </table:table-cell>
              <table:table-cell office:value-type="float" office:value="0.0000000110889110889111">
                <text:p>0.00000001108891108891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94">
                <text:p>1.594</text:p>
              </table:table-cell>
              <table:table-cell office:value-type="float" office:value="0.0000404125874125874">
                <text:p>0.00004041258741258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128">
                <text:p>1.4128</text:p>
              </table:table-cell>
              <table:table-cell office:value-type="float" office:value="0.00000853146853146853">
                <text:p>0.000008531468531468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064">
                <text:p>1.8064</text:p>
              </table:table-cell>
              <table:table-cell office:value-type="float" office:value="0.000119120879120879">
                <text:p>0.0001191208791208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199">
                <text:p>2.199</text:p>
              </table:table-cell>
              <table:table-cell office:value-type="float" office:value="0.00037967032967033">
                <text:p>0.000379670329670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0600203847715736">
                <text:p>-0.000600203847715736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0600203847715736">
                <text:p>-0.000600203847715736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0600201817258883">
                <text:p>-0.000600201817258883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307095644670051">
                <text:p>0.000307095644670051</text:p>
              </table:table-cell>
              <table:table-cell office:value-type="float" office:value="0.8937">
                <text:p>0.89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585674324873096">
                <text:p>0.000585674324873096</text:p>
              </table:table-cell>
              <table:table-cell office:value-type="float" office:value="1.1681">
                <text:p>1.16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675cm" svg:height="8.244cm" xlink:href=".." xlink:type="simple" chart:class="chart:scatter" chart:style-name="ch1">
        <chart:legend chart:legend-position="end" svg:x="12.412cm" svg:y="3.81cm" style:legend-expansion="high" chart:style-name="ch2"/>
        <chart:plot-area chart:style-name="ch3" table:cell-range-address="Sheet1.A47:Sheet1.H47 Sheet1.B48:Sheet1.C75" chart:data-source-has-labels="both" svg:x="0.743cm" svg:y="0.791cm" svg:width="11.083cm" svg:height="6.869cm">
          <chartooo:coordinate-region svg:x="1.179cm" svg:y="1.004cm" svg:width="10.553cm" svg:height="5.983cm"/>
          <chart:axis chart:dimension="x" chart:name="primary-x" chart:style-name="ch4" chartooo:axis-type="auto">
            <chart:categories table:cell-range-address="Sheet1.E47:Sheet1.H4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8:Sheet1.B75" chart:class="chart:scatter">
            <chart:domain table:cell-range-address="Sheet1.C48:Sheet1.C75"/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Ir2</text:p>
                <draw:g>
                  <svg:desc>Sheet1.E47:Sheet1.H47</svg:desc>
                </draw:g>
              </table:table-cell>
              <table:table-cell office:value-type="float" office:value="6.0042">
                <text:p>6.0042</text:p>
                <draw:g>
                  <svg:desc>Sheet1.C48:Sheet1.C75</svg:desc>
                </draw:g>
              </table:table-cell>
              <table:table-cell office:value-type="float" office:value="0.000045">
                <text:p>0.000045</text:p>
                <draw:g>
                  <svg:desc>Sheet1.B48:Sheet1.B75</svg:desc>
                </draw:g>
              </table:table-cell>
            </table:table-row>
            <table:table-row>
              <table:table-cell office:value-type="string">
                <text:p>Id</text:p>
              </table:table-cell>
              <table:table-cell office:value-type="float" office:value="0.000012">
                <text:p>0.000012</text:p>
              </table:table-cell>
              <table:table-cell office:value-type="float" office:value="6.0048">
                <text:p>6.00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082">
                <text:p>5.082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427">
                <text:p>3.427</text:p>
              </table:table-cell>
              <table:table-cell office:value-type="float" office:value="0.39976">
                <text:p>0.39976</text:p>
              </table:table-cell>
            </table:table-row>
            <table:table-row>
              <table:table-cell office:value-type="string"/>
              <table:table-cell office:value-type="float" office:value="3.2">
                <text:p>3.2</text:p>
              </table:table-cell>
              <table:table-cell office:value-type="float" office:value="0.6652">
                <text:p>0.6652</text:p>
              </table:table-cell>
            </table:table-row>
            <table:table-row>
              <table:table-cell office:value-type="string"/>
              <table:table-cell office:value-type="float" office:value="3.093">
                <text:p>3.093</text:p>
              </table:table-cell>
              <table:table-cell office:value-type="float" office:value="0.9872">
                <text:p>0.9872</text:p>
              </table:table-cell>
            </table:table-row>
            <table:table-row>
              <table:table-cell office:value-type="string"/>
              <table:table-cell office:value-type="float" office:value="2.925">
                <text:p>2.925</text:p>
              </table:table-cell>
              <table:table-cell office:value-type="float" office:value="4.625">
                <text:p>4.625</text:p>
              </table:table-cell>
            </table:table-row>
            <table:table-row>
              <table:table-cell office:value-type="string"/>
              <table:table-cell office:value-type="float" office:value="2.959">
                <text:p>2.959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/>
              <table:table-cell office:value-type="float" office:value="3.04">
                <text:p>3.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2.835">
                <text:p>2.835</text:p>
              </table:table-cell>
              <table:table-cell office:value-type="float" office:value="5.012">
                <text:p>5.012</text:p>
              </table:table-cell>
            </table:table-row>
            <table:table-row>
              <table:table-cell office:value-type="string"/>
              <table:table-cell office:value-type="float" office:value="2.78">
                <text:p>2.78</text:p>
              </table:table-cell>
              <table:table-cell office:value-type="float" office:value="5.1519">
                <text:p>5.1519</text:p>
              </table:table-cell>
            </table:table-row>
            <table:table-row>
              <table:table-cell office:value-type="string"/>
              <table:table-cell office:value-type="float" office:value="2.6935">
                <text:p>2.6935</text:p>
              </table:table-cell>
              <table:table-cell office:value-type="float" office:value="5.3137">
                <text:p>5.3137</text:p>
              </table:table-cell>
            </table:table-row>
            <table:table-row>
              <table:table-cell office:value-type="string"/>
              <table:table-cell office:value-type="float" office:value="2.5735">
                <text:p>2.5735</text:p>
              </table:table-cell>
              <table:table-cell office:value-type="float" office:value="5.478">
                <text:p>5.478</text:p>
              </table:table-cell>
            </table:table-row>
            <table:table-row>
              <table:table-cell office:value-type="string"/>
              <table:table-cell office:value-type="float" office:value="2.3195">
                <text:p>2.3195</text:p>
              </table:table-cell>
              <table:table-cell office:value-type="float" office:value="5.709">
                <text:p>5.709</text:p>
              </table:table-cell>
            </table:table-row>
            <table:table-row>
              <table:table-cell office:value-type="string"/>
              <table:table-cell office:value-type="float" office:value="2.1148">
                <text:p>2.1148</text:p>
              </table:table-cell>
              <table:table-cell office:value-type="float" office:value="5.8303">
                <text:p>5.8303</text:p>
              </table:table-cell>
            </table:table-row>
            <table:table-row>
              <table:table-cell office:value-type="string"/>
              <table:table-cell office:value-type="float" office:value="1.6681">
                <text:p>1.6681</text:p>
              </table:table-cell>
              <table:table-cell office:value-type="float" office:value="5.9735">
                <text:p>5.9735</text:p>
              </table:table-cell>
            </table:table-row>
            <table:table-row>
              <table:table-cell office:value-type="string"/>
              <table:table-cell office:value-type="float" office:value="0.9601">
                <text:p>0.9601</text:p>
              </table:table-cell>
              <table:table-cell office:value-type="float" office:value="6.005">
                <text:p>6.005</text:p>
              </table:table-cell>
            </table:table-row>
            <table:table-row>
              <table:table-cell office:value-type="string"/>
              <table:table-cell office:value-type="float" office:value="4.0656">
                <text:p>4.0656</text:p>
              </table:table-cell>
              <table:table-cell office:value-type="float" office:value="0.08965">
                <text:p>0.08965</text:p>
              </table:table-cell>
            </table:table-row>
            <table:table-row>
              <table:table-cell office:value-type="string"/>
              <table:table-cell office:value-type="float" office:value="3.77">
                <text:p>3.77</text:p>
              </table:table-cell>
              <table:table-cell office:value-type="float" office:value="0.19378">
                <text:p>0.19378</text:p>
              </table:table-cell>
            </table:table-row>
            <table:table-row>
              <table:table-cell office:value-type="string"/>
              <table:table-cell office:value-type="float" office:value="4.6033">
                <text:p>4.6033</text:p>
              </table:table-cell>
              <table:table-cell office:value-type="float" office:value="0.004238">
                <text:p>0.004238</text:p>
              </table:table-cell>
            </table:table-row>
            <table:table-row>
              <table:table-cell office:value-type="string"/>
              <table:table-cell office:value-type="float" office:value="3.567">
                <text:p>3.567</text:p>
              </table:table-cell>
              <table:table-cell office:value-type="float" office:value="0.29975">
                <text:p>0.299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748cm" svg:height="8.289cm" xlink:href=".." xlink:type="simple" chart:class="chart:scatter" chart:style-name="ch1">
        <chart:legend chart:legend-position="end" svg:x="12.511cm" svg:y="3.832cm" style:legend-expansion="high" chart:style-name="ch2"/>
        <chart:plot-area chart:style-name="ch3" table:cell-range-address="Sheet1.C48:Sheet1.C75 Sheet1.F48:Sheet1.F75" svg:x="0.744cm" svg:y="0.795cm" svg:width="11.179cm" svg:height="6.909cm">
          <chartooo:coordinate-region svg:x="2.133cm" svg:y="1.008cm" svg:width="9.696cm" svg:height="6.4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48:Sheet1.F75" chart:class="chart:scatter">
            <chart:domain table:cell-range-address="Sheet1.C48:Sheet1.C75"/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0042">
                <text:p>6.0042</text:p>
                <draw:g>
                  <svg:desc>Sheet1.C48:Sheet1.C75</svg:desc>
                </draw:g>
              </table:table-cell>
              <table:table-cell office:value-type="float" office:value="-0.000600203847715736">
                <text:p>-0.000600203847715736</text:p>
                <draw:g>
                  <svg:desc>Sheet1.F48:Sheet1.F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12">
                <text:p>0.000012</text:p>
              </table:table-cell>
              <table:table-cell office:value-type="float" office:value="-0.000600203847715736">
                <text:p>-0.0006002038477157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082">
                <text:p>5.082</text:p>
              </table:table-cell>
              <table:table-cell office:value-type="float" office:value="-0.000600201817258883">
                <text:p>-0.0006002018172588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427">
                <text:p>3.427</text:p>
              </table:table-cell>
              <table:table-cell office:value-type="float" office:value="0.000307095644670051">
                <text:p>0.0003070956446700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">
                <text:p>3.2</text:p>
              </table:table-cell>
              <table:table-cell office:value-type="float" office:value="0.000585674324873096">
                <text:p>0.0005856743248730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093">
                <text:p>3.093</text:p>
              </table:table-cell>
              <table:table-cell office:value-type="float" office:value="0.000714506812182741">
                <text:p>0.0007145068121827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925">
                <text:p>2.925</text:p>
              </table:table-cell>
              <table:table-cell office:value-type="float" office:value="0.000596435746192893">
                <text:p>0.0005964357461928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959">
                <text:p>2.959</text:p>
              </table:table-cell>
              <table:table-cell office:value-type="float" office:value="0.000640395137055837">
                <text:p>0.0006403951370558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4">
                <text:p>3.04</text:p>
              </table:table-cell>
              <table:table-cell office:value-type="float" office:value="0.00072973523857868">
                <text:p>0.000729735238578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835">
                <text:p>2.835</text:p>
              </table:table-cell>
              <table:table-cell office:value-type="float" office:value="0.000478161634517767">
                <text:p>0.0004781616345177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78">
                <text:p>2.78</text:p>
              </table:table-cell>
              <table:table-cell office:value-type="float" office:value="0.000407532192893401">
                <text:p>0.0004075321928934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6935">
                <text:p>2.6935</text:p>
              </table:table-cell>
              <table:table-cell office:value-type="float" office:value="0.000300648944162437">
                <text:p>0.0003006489441624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5735">
                <text:p>2.5735</text:p>
              </table:table-cell>
              <table:table-cell office:value-type="float" office:value="0.000160192091370558">
                <text:p>0.0001601920913705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3195">
                <text:p>2.3195</text:p>
              </table:table-cell>
              <table:table-cell office:value-type="float" office:value="-0.000103523644670051">
                <text:p>-0.0001035236446700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1148">
                <text:p>2.1148</text:p>
              </table:table-cell>
              <table:table-cell office:value-type="float" office:value="-0.000279838365482234">
                <text:p>-0.0002798383654822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681">
                <text:p>1.6681</text:p>
              </table:table-cell>
              <table:table-cell office:value-type="float" office:value="-0.000533868822335025">
                <text:p>-0.0005338688223350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601">
                <text:p>0.9601</text:p>
              </table:table-cell>
              <table:table-cell office:value-type="float" office:value="-0.000600194710659899">
                <text:p>-0.0006001947106598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0656">
                <text:p>4.0656</text:p>
              </table:table-cell>
              <table:table-cell office:value-type="float" office:value="-0.000325970345177665">
                <text:p>-0.0003259703451776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77">
                <text:p>3.77</text:p>
              </table:table-cell>
              <table:table-cell office:value-type="float" office:value="-0.0000684068934010153">
                <text:p>-0.00006840689340101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6033">
                <text:p>4.6033</text:p>
              </table:table-cell>
              <table:table-cell office:value-type="float" office:value="-0.000585310446700508">
                <text:p>-0.0005853104467005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67">
                <text:p>3.567</text:p>
              </table:table-cell>
              <table:table-cell office:value-type="float" office:value="0.000145156558375634">
                <text:p>0.0001451565583756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